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style:font-name="Courier New" fo:font-style="normal" style:font-style-asian="normal" style:font-style-complex="normal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background-color="transparen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T3" style:family="text">
      <style:text-properties fo:background-color="#ffff00"/>
    </style:style>
    <style:style style:name="T4" style:family="text">
      <style:text-properties fo:background-color="transparent"/>
    </style:style>
    <style:style style:name="T5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" xlink:type="simple">
          <form:checkbox form:name="answer[55bc79dc99060ea8007153206204a011][]" form:control-implementation="ooo:com.sun.star.form.component.CheckBox" xml:id="control1" form:id="control1" form:value="a920ce5e49eaa6ec1cdf6b368b9b3eb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5bc79dc99060ea8007153206204a011][]" form:control-implementation="ooo:com.sun.star.form.component.CheckBox" xml:id="control2" form:id="control2" form:value="5a0f579639cdf9b43ad5beb4dd70927b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5bc79dc99060ea8007153206204a011][]" form:control-implementation="ooo:com.sun.star.form.component.CheckBox" xml:id="control3" form:id="control3" form:value="dd7e50ccfbea7599d446633a9a7920e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5bc79dc99060ea8007153206204a011][]" form:control-implementation="ooo:com.sun.star.form.component.CheckBox" xml:id="control4" form:id="control4" form:value="b6d061f7cf444bd0d6a97324a5aefd7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5bc79dc99060ea8007153206204a011][]" form:control-implementation="ooo:com.sun.star.form.component.CheckBox" xml:id="control5" form:id="control5" form:value="9a8389c42351b249d17c9da72ae6d2e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answer[54bbed108a233b0d8efd401012280191][]" form:control-implementation="ooo:com.sun.star.form.component.RadioButton" xml:id="control6" form:id="control6" form:value="dc741f2d21380fcb1048cb206ca5e70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54bbed108a233b0d8efd401012280191][]" form:control-implementation="ooo:com.sun.star.form.component.RadioButton" xml:id="control7" form:id="control7" form:value="04c97bd789a98429bf13de3ba9b2ac3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99b5c8891c10000f8221ca2190fe5249][]" form:control-implementation="ooo:com.sun.star.form.component.RadioButton" xml:id="control8" form:id="control8" form:value="d9fa6a4089580c1dcdf3f6cbc7c25520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99b5c8891c10000f8221ca2190fe5249][]" form:control-implementation="ooo:com.sun.star.form.component.RadioButton" xml:id="control9" form:id="control9" form:value="608c2a5133e166b1e781b759f2200867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heckbox form:name="answer[5c19f05a85308fe729758eea85496179][]" form:control-implementation="ooo:com.sun.star.form.component.CheckBox" xml:id="control10" form:id="control10" form:value="f56cb5e7f311646e2b2bef8dd301582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c19f05a85308fe729758eea85496179][]" form:control-implementation="ooo:com.sun.star.form.component.CheckBox" xml:id="control11" form:id="control11" form:value="15fbb99a227a70dd14420624d5e0eb7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c19f05a85308fe729758eea85496179][]" form:control-implementation="ooo:com.sun.star.form.component.CheckBox" xml:id="control12" form:id="control12" form:value="44f2e2e159965cea233adbdac36b1a5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nswer[5c19f05a85308fe729758eea85496179][]" form:control-implementation="ooo:com.sun.star.form.component.CheckBox" xml:id="control13" form:id="control13" form:value="d87c3f37ee4b14bc862b57b574b1849b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answer[3316968dd0b0701b992c75688f14e713][]" form:control-implementation="ooo:com.sun.star.form.component.RadioButton" xml:id="control14" form:id="control14" form:value="d3db49403e888401cda470e5f52e1b54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3316968dd0b0701b992c75688f14e713][]" form:control-implementation="ooo:com.sun.star.form.component.RadioButton" xml:id="control15" form:id="control15" form:value="5833979fcc173e72c6d5ea612467df90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3316968dd0b0701b992c75688f14e713][]" form:control-implementation="ooo:com.sun.star.form.component.RadioButton" xml:id="control16" form:id="control16" form:value="ddb7ea5b9823192571bbb292b588b814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3947003643a833c51b787a1d30a918f8][]" form:control-implementation="ooo:com.sun.star.form.component.RadioButton" xml:id="control17" form:id="control17" form:value="ef2b60e937fc628770064bbf1f057ea0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3947003643a833c51b787a1d30a918f8][]" form:control-implementation="ooo:com.sun.star.form.component.RadioButton" xml:id="control18" form:id="control18" form:value="fb906f780aec5fac5d96a9c9142e91a0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3947003643a833c51b787a1d30a918f8][]" form:control-implementation="ooo:com.sun.star.form.component.RadioButton" xml:id="control19" form:id="control19" form:value="a680c2b795d62c65ffb67859487158d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3947003643a833c51b787a1d30a918f8][]" form:control-implementation="ooo:com.sun.star.form.component.RadioButton" xml:id="control20" form:id="control20" form:value="e34de0943c168affbbc0c4a1534d1f6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274f55c33ff047f9f540e14e9d1fe57d][]" form:control-implementation="ooo:com.sun.star.form.component.RadioButton" xml:id="control21" form:id="control21" form:value="e42ca7db2165a052f5663977d144a48d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274f55c33ff047f9f540e14e9d1fe57d][]" form:control-implementation="ooo:com.sun.star.form.component.RadioButton" xml:id="control22" form:id="control22" form:value="ec4a35dd45f49835bdb3a293239bb0d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274f55c33ff047f9f540e14e9d1fe57d][]" form:control-implementation="ooo:com.sun.star.form.component.RadioButton" xml:id="control23" form:id="control23" form:value="ea4f3b490ef9542b9c0a3b55793817c4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ebf0dc9099f92a9bf7dd27cb7f5a768b][]" form:control-implementation="ooo:com.sun.star.form.component.RadioButton" xml:id="control24" form:id="control24" form:value="7c3fef30e2b2b64cc1ed3125fb76fcb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ebf0dc9099f92a9bf7dd27cb7f5a768b][]" form:control-implementation="ooo:com.sun.star.form.component.RadioButton" xml:id="control25" form:id="control25" form:value="067cd3e87c9f110c1022ec1f25bef89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ebf0dc9099f92a9bf7dd27cb7f5a768b][]" form:control-implementation="ooo:com.sun.star.form.component.RadioButton" xml:id="control26" form:id="control26" form:value="e10657486bf5c52552f0d5606150f060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nswer[ebf0dc9099f92a9bf7dd27cb7f5a768b][]" form:control-implementation="ooo:com.sun.star.form.component.RadioButton" xml:id="control27" form:id="control27" form:value="2a45375cd487c86c470b1a2c6a0e0355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t 1</text:p>
      <text:p text:style-name="Standard"/>
      <text:p text:style-name="Standard">&gt; mathematical operators</text:p>
      <text:p text:style-name="Standard"><text:tab/>/ division</text:p>
      <text:p text:style-name="Standard"><text:tab/><text:tab/>&gt;&gt; 2/3 = 0.6666666</text:p>
      <text:p text:style-name="Standard"><text:tab/><text:tab/>&gt;&gt; 4/2 = 2.0</text:p>
      <text:p text:style-name="Standard"><text:tab/>// integer division</text:p>
      <text:p text:style-name="Standard"><text:tab/><text:tab/>&gt;&gt; 2//3 = 0</text:p>
      <text:p text:style-name="Standard"><text:tab/><text:tab/>&gt;&gt; 4//2 = 2</text:p>
      <text:p text:style-name="Standard"><text:tab/><text:tab/>&gt;&gt; 5//3 = 1</text:p>
      <text:p text:style-name="Standard"><text:tab/>% modulo (remainder division)</text:p>
      <text:p text:style-name="Standard"><text:tab/><text:tab/>&gt;&gt; 4%2 = 0</text:p>
      <text:p text:style-name="Standard"><text:tab/><text:tab/>&gt;&gt; 2%3 = 2</text:p>
      <text:p text:style-name="Standard"><text:tab/><text:tab/>&gt;&gt; 5%3 = 2 – 5 divided by 3 is 1 and 2/3; 5//3 yields the 1 of 1&amp; 2/3, whereas 5%3 <text:tab/><text:tab/><text:tab/>yields the 2 of the fraction</text:p>
      <text:p text:style-name="Standard"><text:tab/><text:tab/>&gt;&gt; 7%3 = 1; 7%3 can be rewritten as 2 &amp; 1/3, so the result is the one of the fraction's <text:tab/><text:tab/><text:tab/>numerator</text:p>
      <text:p text:style-name="Standard">&gt;when applied to two int operands, division will always evaluate to float</text:p>
      <text:p text:style-name="Standard">&gt; operator precedence</text:p>
      <text:p text:style-name="Standard"><text:tab/>**</text:p>
      <text:p text:style-name="Standard"><text:tab/>negation</text:p>
      <text:p text:style-name="Standard"><text:tab/>* / <text:s/>// %</text:p>
      <text:p text:style-name="Standard"><text:tab/>+ - </text:p>
      <text:p text:style-name="Standard">&gt;syntax – rules that describe valid combinations of symbols</text:p>
      <text:p text:style-name="Standard">&gt; semantics – meaning of combinations of Python symbols; e.g., if you try to divide by 0, this is <text:tab/>syntactically acceptable, but will generate a semantic error</text:p>
      <text:p text:style-name="Standard">&gt; variable = named location in memory</text:p>
      <text:p text:style-name="Standard"><text:tab/>&gt;&gt; a value <text:span text:style-name="T1">has</text:span> a memory address</text:p>
      <text:p text:style-name="Standard"><text:tab/>&gt;&gt; a variable <text:span text:style-name="T1">stores</text:span> a memory address</text:p>
      <text:p text:style-name="Standard"><text:tab/>&gt;&gt; a variable <text:span text:style-name="T1">refers</text:span> or <text:span text:style-name="T1">points</text:span> to a value</text:p>
      <text:p text:style-name="Standard"/>
      <text:p text:style-name="Standard">&gt; assignment statement – variable = expression</text:p>
      <text:p text:style-name="Standard">&gt; rules for executing an assignment statement: </text:p>
      <text:p text:style-name="Standard"><text:tab/>1. evaluate the expression on the right-hand side – this produces a memory address</text:p>
      <text:p text:style-name="Standard"><text:tab/>2. store the memory address in the variable on the left-hand side</text:p>
      <text:p text:style-name="Standard">&gt; rules for variable naming:</text:p>
      <text:p text:style-name="Standard"><text:tab/>&gt;&gt; names must start with a letter or an underscore</text:p>
      <text:p text:style-name="Standard"><text:tab/>&gt;&gt; names must contain only letters, digits, and underscores</text:p>
      <text:p text:style-name="Standard"><text:tab/>&gt;&gt; badly formed names cause syntax errors</text:p>
      <text:p text:style-name="Standard"><text:tab/>&gt;&gt; Python is case sensitive – changing case creates a different name</text:p>
      <text:p text:style-name="Standard">&gt; “pothole case” – using only lowercase &amp; underscores to separate words</text:p>
      <text:p text:style-name="Standard"/>
      <text:p text:style-name="Standard">&gt;built-in functions</text:p>
      <text:p text:style-name="Standard">&gt; max – choose largest among arguments provided, e.g.: </text:p>
      <text:p text:style-name="Standard"><text:tab/>max(36.7, 23.4)</text:p>
      <text:p text:style-name="Standard"><text:tab/><text:tab/>&gt;&gt; arguments – values provided to a function</text:p>
      <text:p text:style-name="Standard"><text:tab/><text:tab/>&gt;&gt; pass – to provide to a function</text:p>
      <text:p text:style-name="Standard"><text:tab/><text:tab/>&gt;&gt; function call – ask Python to evaluate a function; takes the form <text:tab/><text:tab/><text:tab/><text:tab/><text:tab/><text:span text:style-name="T2">function_call(argument, argument)</text:span></text:p>
      <text:p text:style-name="Standard">&gt; rules for executing a function call:</text:p>
      <text:p text:style-name="Standard"><text:tab/>&gt; evaluate the arguments</text:p>
      <text:p text:style-name="Standard"><text:tab/>&gt; call the function, passing in the argument values</text:p>
      <text:p text:style-name="Standard"><text:soft-page-break/><text:tab/>&gt; e.g., max(3, 4+5) will evaluate 4+5 and return 9</text:p>
      <text:p text:style-name="Standard"/>
      <text:p text:style-name="Standard">&gt; to find out what built-in functions are available, call dir – as in dir(__builtins__), which yields a <text:tab/>long list of functions; only those in lowercase are of interest</text:p>
      <text:p text:style-name="Standard">&gt; to find out more about a function, call help on it – e.g., to find out more about abs, </text:p>
      <text:p text:style-name="Standard"><text:tab/>&gt;&gt;&gt; help(abs)</text:p>
      <text:p text:style-name="Standard"><text:tab/>this returns a description of the function, showing that it takes one argument, a number, and <text:tab/><text:tab/>returns a number that is the absolute value of the argument</text:p>
      <text:p text:style-name="Standard"><text:tab/>&gt;&gt;&gt;help(pow) </text:p>
      <text:p text:style-name="Standard"><text:tab/>returns <text:span text:style-name="T1">pow(x, y[,z]) → number with two arguments equivalent to <text:s/>x**y. With three <text:tab/>arguments equivalent to (x**y)%z</text:span></text:p>
      <text:p text:style-name="P2">Third argument in shown in square brackets, indicating that it's optional – <text:span text:style-name="T2">pow</text:span> requires at least two arguments</text:p>
      <text:p text:style-name="P2"/>
      <text:p text:style-name="P2">&gt; in addition to built-in functions, we can define functions: </text:p>
      <text:p text:style-name="P2"><text:tab/><text:span text:style-name="T2">def f(x): </text:span></text:p>
      <text:p text:style-name="P3"><text:tab/><text:tab/>return x ** 2</text:p>
      <text:p text:style-name="P2"><text:tab/>&gt;&gt; def = indicates to Python that a function is being defined; it's a keyword indicating <text:tab/><text:tab/><text:tab/>function definition</text:p>
      <text:p text:style-name="P2"><text:tab/>&gt;&gt; f = name of the function</text:p>
      <text:p text:style-name="P2"><text:tab/>&gt;&gt; x = a parameter of the function; a variable that appears between the parentheses of a <text:tab/><text:tab/><text:tab/>function definition – parameters get their values from expressions in a function call</text:p>
      <text:p text:style-name="P2"><text:tab/>&gt;&gt; : = tells Python that we're about to describe what happens when the function is called</text:p>
      <text:p text:style-name="P2"><text:tab/>&gt;&gt; return = indicates a return statement, passing back a value</text:p>
      <text:p text:style-name="P2">&gt; general form of a return statement is the word “return” followed by an expression, and the rules <text:tab/>for executing a return statement are as follows: </text:p>
      <text:p text:style-name="P2"><text:tab/>1. evaluate the expression, producing a memory address</text:p>
      <text:p text:style-name="P2"><text:tab/>2. pass back that memory address to the caller</text:p>
      <text:p text:style-name="P2">&gt; general form of a function definition: </text:p>
      <text:p text:style-name="P2"><text:tab/><text:span text:style-name="T2">def function_name(paramaters): </text:span></text:p>
      <text:p text:style-name="P3"><text:tab/><text:tab/>body</text:p>
      <text:p text:style-name="P2">&gt; e.g., function to calculate the area of a triangle: </text:p>
      <text:p text:style-name="P2"><text:tab/><text:span text:style-name="T2">def area(base, height):</text:span></text:p>
      <text:p text:style-name="P3"><text:tab/><text:tab/>return base * height / 2</text:p>
      <text:p text:style-name="P2">&gt; the expanded rules for executing a function call are now: </text:p>
      <text:p text:style-name="P2"><text:tab/>1. evaluate the arguments to produce memory addresses</text:p>
      <text:p text:style-name="P2"><text:tab/>2. store those memory addresses in the corresponding parameters</text:p>
      <text:p text:style-name="P2">3. execute the body of the func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Week 1 Exercise</text:p>
      <text:p text:style-name="P1">Question 1</text:p>
      <text:p text:style-name="Standard">Which of the following function calls will run without error? Determine this using the description given by help(round), not by running the code.</text:p>
      <text:p text:style-name="P4"><text:bookmark text:name="gensym_50619061793d7"/><draw:control text:anchor-type="as-char" draw:z-index="0" draw:style-name="gr1" draw:text-style-name="P7" svg:width="0.345cm" svg:height="0.345cm" draw:control="control1"/>round(45.8) </text:p>
      <text:p text:style-name="P4"><text:bookmark text:name="gensym_5061906179994"/><draw:control text:anchor-type="as-char" draw:z-index="1" draw:style-name="gr1" draw:text-style-name="P7" svg:width="0.345cm" svg:height="0.345cm" draw:control="control2"/>round(45.345, 2) </text:p>
      <text:p text:style-name="Standard"><text:bookmark text:name="gensym_5061906178e41"/><draw:control text:anchor-type="as-char" draw:z-index="2" draw:style-name="gr1" draw:text-style-name="P7" svg:width="0.345cm" svg:height="0.345cm" draw:control="control3"/>round(45.345, 2, 5) <office:annotation><dc:creator>Unknown Author</dc:creator><dc:date>2012-09-25T12:11:27.82</dc:date><text:p text:style-name="P6"><text:span text:style-name="T5">One too many arguments</text:span></text:p></office:annotation></text:p>
      <text:p text:style-name="P4"><text:bookmark text:name="gensym_50619061782d2"/><draw:control text:anchor-type="as-char" draw:z-index="3" draw:style-name="gr1" draw:text-style-name="P7" svg:width="0.345cm" svg:height="0.345cm" draw:control="control4"/>round(45) </text:p>
      <text:p text:style-name="Standard"><text:bookmark text:name="gensym_506190617886f"/><draw:control text:anchor-type="as-char" draw:z-index="4" draw:style-name="gr1" draw:text-style-name="P7" svg:width="0.345cm" svg:height="0.345cm" draw:control="control5"/>round() <office:annotation><dc:creator>Unknown Author</dc:creator><dc:date>2012-09-25T12:11:37.52</dc:date><text:p text:style-name="P6"><text:span text:style-name="T5">Fails to provide an argument of the appropriate type</text:span></text:p></office:annotation></text:p>
      <text:p text:style-name="Standard"/>
      <text:p text:style-name="P1">Question 2</text:p>
      <text:p text:style-name="Standard">What type of value does function id return?</text:p>
      <text:p text:style-name="P4"><text:bookmark text:name="gensym_506190617c57b"/><draw:control text:anchor-type="as-char" draw:z-index="5" draw:style-name="gr1" draw:text-style-name="P7" svg:width="0.345cm" svg:height="0.345cm" draw:control="control6"/>int <office:annotation><dc:creator>Unknown Author</dc:creator><dc:date>2012-09-25T12:12:31.87</dc:date><text:p text:style-name="P6"><text:span text:style-name="T5">Information given by help(id)</text:span></text:p></office:annotation></text:p>
      <text:p text:style-name="Standard"><text:bookmark text:name="gensym_506190617bfff"/><draw:control text:anchor-type="as-char" draw:z-index="6" draw:style-name="gr1" draw:text-style-name="P7" svg:width="0.345cm" svg:height="0.345cm" draw:control="control7"/>float </text:p>
      <text:p text:style-name="Standard"/>
      <text:p text:style-name="P1">Question 3</text:p>
      <text:p text:style-name="Standard">What value does x refer to after the following code has executed? </text:p>
      <text:p text:style-name="Standard">x = 12 / 3</text:p>
      <text:p text:style-name="Standard">Answer for Question 3</text:p>
      <text:p text:style-name="P4">4.0</text:p>
      <text:p text:style-name="Standard"><text:bookmark text:name="gensym_506190617d3b8"/><text:s/></text:p>
      <text:p text:style-name="P1">Question 4</text:p>
      <text:p text:style-name="Standard">What value does x refer to after the following code has executed? </text:p>
      <text:p text:style-name="Standard">x = 12 // 3</text:p>
      <text:p text:style-name="Standard">Answer for Question 4</text:p>
      <text:p text:style-name="P4">4</text:p>
      <text:p text:style-name="Standard"><text:bookmark text:name="gensym_506190617f578"/><text:s/></text:p>
      <text:p text:style-name="P1">Question 5</text:p>
      <text:p text:style-name="Standard">What value does x refer to after the following code has executed? </text:p>
      <text:p text:style-name="Standard">x = 9 / 4</text:p>
      <text:p text:style-name="Standard">Answer for Question 5</text:p>
      <text:p text:style-name="Standard"><text:span text:style-name="T3">2.25</text:span></text:p>
      <text:p text:style-name="Standard"/>
      <text:p text:style-name="P1">Question 6</text:p>
      <text:p text:style-name="Standard">What value does x refer to after the following code has executed? </text:p>
      <text:p text:style-name="Standard">x = 12 / 7</text:p>
      <text:p text:style-name="Standard">Answer for Question 6</text:p>
      <text:p text:style-name="P4">1.7142857142857142</text:p>
      <text:p text:style-name="Standard"><text:bookmark text:name="gensym_50619061833f0"/><text:s/></text:p>
      <text:p text:style-name="P1">Question 7</text:p>
      <text:p text:style-name="Standard">What value does x refer to after the following code has executed? </text:p>
      <text:p text:style-name="Standard">x = 3</text:p>
      <text:p text:style-name="Standard">y = 5</text:p>
      <text:p text:style-name="Standard">x = y </text:p>
      <text:p text:style-name="Standard">Answer for Question 7</text:p>
      <text:p text:style-name="P4">5</text:p>
      <text:p text:style-name="Standard"><text:bookmark text:name="gensym_506190618546b"/><text:s/></text:p>
      <text:p text:style-name="P1">Question 8</text:p>
      <text:p text:style-name="Standard">What value does y refer to after the following code has executed? </text:p>
      <text:p text:style-name="Standard">x = 3</text:p>
      <text:p text:style-name="Standard">y = 5</text:p>
      <text:p text:style-name="Standard">x = y </text:p>
      <text:p text:style-name="Standard"><text:soft-page-break/>Answer for Question 8</text:p>
      <text:p text:style-name="P4"><text:bookmark text:name="gensym_50619061873d5"/>5</text:p>
      <text:p text:style-name="Standard"><text:s/></text:p>
      <text:p text:style-name="P1">Question 9</text:p>
      <text:p text:style-name="Standard">What type of error occurs when the following code is executed? </text:p>
      <text:p text:style-name="Standard">8 = x</text:p>
      <text:p text:style-name="Standard"><text:bookmark text:name="gensym_506190618afcc"/><draw:control text:anchor-type="as-char" draw:z-index="7" draw:style-name="gr1" draw:text-style-name="P7" svg:width="0.345cm" svg:height="0.345cm" draw:control="control8"/>NameError </text:p>
      <text:p text:style-name="Standard"><text:bookmark text:name="gensym_506190618b677"/><draw:control text:anchor-type="as-char" draw:z-index="8" draw:style-name="gr1" draw:text-style-name="P7" svg:width="0.345cm" svg:height="0.345cm" draw:control="control9"/><text:span text:style-name="T3">SyntaxError </text:span></text:p>
      <text:p text:style-name="P5"><text:tab/>→ can't assign to literal</text:p>
      <text:p text:style-name="Standard"><text:span text:style-name="T3"/></text:p>
      <text:p text:style-name="P1">Question 10</text:p>
      <text:p text:style-name="Standard">Which of the following are legal Python names?</text:p>
      <text:p text:style-name="P4"><text:bookmark text:name="gensym_506190618e9ff"/><draw:control text:anchor-type="as-char" draw:z-index="9" draw:style-name="gr1" draw:text-style-name="P7" svg:width="0.345cm" svg:height="0.345cm" draw:control="control10"/>happy_day </text:p>
      <text:p text:style-name="P4"><text:bookmark text:name="gensym_506190618f038"/><draw:control text:anchor-type="as-char" draw:z-index="10" draw:style-name="gr1" draw:text-style-name="P7" svg:width="0.345cm" svg:height="0.345cm" draw:control="control11"/>haPpyDAY </text:p>
      <text:p text:style-name="P4"><text:bookmark text:name="gensym_506190618dea0"/><draw:control text:anchor-type="as-char" draw:z-index="11" draw:style-name="gr1" draw:text-style-name="P7" svg:width="0.345cm" svg:height="0.345cm" draw:control="control12"/>_happy </text:p>
      <text:p text:style-name="Standard"><text:bookmark text:name="gensym_506190618e458"/><draw:control text:anchor-type="as-char" draw:z-index="12" draw:style-name="gr1" draw:text-style-name="P7" svg:width="0.345cm" svg:height="0.345cm" draw:control="control13"/>18happy_day </text:p>
      <text:p text:style-name="Standard"/>
      <text:p text:style-name="P1">Question 11</text:p>
      <text:p text:style-name="Standard">In the following code, what phrase do we use to describe what data is? </text:p>
      <text:p text:style-name="Standard">def f(data):</text:p>
      <text:p text:style-name="Standard"><text:s text:c="4"/>return data * 0.5</text:p>
      <text:p text:style-name="Standard"><text:bookmark text:name="gensym_5061906191f7b"/><draw:control text:anchor-type="as-char" draw:z-index="13" draw:style-name="gr1" draw:text-style-name="P7" svg:width="0.345cm" svg:height="0.345cm" draw:control="control14"/>an argument </text:p>
      <text:p text:style-name="Standard"><text:bookmark text:name="gensym_50619061919f5"/><draw:control text:anchor-type="as-char" draw:z-index="14" draw:style-name="gr1" draw:text-style-name="P7" svg:width="0.345cm" svg:height="0.345cm" draw:control="control15"/>a function name </text:p>
      <text:p text:style-name="Standard"><text:bookmark text:name="gensym_5061906191445"/><draw:control text:anchor-type="as-char" draw:z-index="15" draw:style-name="gr1" draw:text-style-name="P7" svg:width="0.345cm" svg:height="0.345cm" draw:control="control16"/><text:span text:style-name="T3">a parameter </text:span></text:p>
      <text:p text:style-name="Standard"/>
      <text:p text:style-name="P1">Question 12</text:p>
      <text:p text:style-name="Standard">How many parameters does function example have? </text:p>
      <text:p text:style-name="Standard">def example(a, b, c):</text:p>
      <text:p text:style-name="Standard"><text:s text:c="4"/>d = a + b - c</text:p>
      <text:p text:style-name="Standard"><text:s text:c="4"/>return d</text:p>
      <text:p text:style-name="P4"><text:bookmark text:name="gensym_5061906194a2f"/><draw:control text:anchor-type="as-char" draw:z-index="16" draw:style-name="gr1" draw:text-style-name="P7" svg:width="0.345cm" svg:height="0.345cm" draw:control="control17"/>3 </text:p>
      <text:p text:style-name="Standard"><text:bookmark text:name="gensym_50619061944b8"/><draw:control text:anchor-type="as-char" draw:z-index="17" draw:style-name="gr1" draw:text-style-name="P7" svg:width="0.345cm" svg:height="0.345cm" draw:control="control18"/>0 </text:p>
      <text:p text:style-name="Standard"><text:bookmark text:name="gensym_5061906194f88"/><draw:control text:anchor-type="as-char" draw:z-index="18" draw:style-name="gr1" draw:text-style-name="P7" svg:width="0.345cm" svg:height="0.345cm" draw:control="control19"/>1 </text:p>
      <text:p text:style-name="Standard"><text:bookmark text:name="gensym_50619061954db"/><draw:control text:anchor-type="as-char" draw:z-index="19" draw:style-name="gr1" draw:text-style-name="P7" svg:width="0.345cm" svg:height="0.345cm" draw:control="control20"/>2 </text:p>
      <text:p text:style-name="Standard"/>
      <text:p text:style-name="P1">Question 13</text:p>
      <text:p text:style-name="Standard">In the second line of the following code, what phrase do we use to describe what value is? </text:p>
      <text:p text:style-name="Standard">value = 8.564</text:p>
      <text:p text:style-name="Standard">result = round(value)</text:p>
      <text:p text:style-name="Standard"><text:bookmark text:name="gensym_50619061985c5"/><draw:control text:anchor-type="as-char" draw:z-index="20" draw:style-name="gr1" draw:text-style-name="P7" svg:width="0.345cm" svg:height="0.345cm" draw:control="control21"/><text:span text:style-name="T4">a parameter </text:span></text:p>
      <text:p text:style-name="P4"><text:bookmark text:name="gensym_50619061979e9"/><draw:control text:anchor-type="as-char" draw:z-index="21" draw:style-name="gr1" draw:text-style-name="P7" svg:width="0.345cm" svg:height="0.345cm" draw:control="control22"/>an argument </text:p>
      <text:p text:style-name="Standard"><text:bookmark text:name="gensym_5061906197fe5"/><draw:control text:anchor-type="as-char" draw:z-index="22" draw:style-name="gr1" draw:text-style-name="P7" svg:width="0.345cm" svg:height="0.345cm" draw:control="control23"/>a function name</text:p>
      <text:p text:style-name="Standard"><text:s/></text:p>
      <text:p text:style-name="P1">Question 14</text:p>
      <text:p text:style-name="Standard">What does this expression evaluate to? </text:p>
      <text:p text:style-name="Standard">round(45.342, 2)</text:p>
      <text:p text:style-name="Standard">Answer for Question 14</text:p>
      <text:p text:style-name="P4"><text:bookmark text:name="gensym_50619061996fb"/><text:s/>45.34</text:p>
      <text:p text:style-name="Standard"/>
      <text:p text:style-name="P1">Question 15</text:p>
      <text:p text:style-name="Standard">What is the output of the following code? </text:p>
      <text:p text:style-name="Standard">def bigger(x):</text:p>
      <text:p text:style-name="Standard"><text:soft-page-break/><text:s text:c="4"/>return x ** x</text:p>
      <text:p text:style-name="Standard"/>
      <text:p text:style-name="Standard">bigger(12)</text:p>
      <text:p text:style-name="Standard"><text:bookmark text:name="gensym_506190619d9bf"/><draw:control text:anchor-type="as-char" draw:z-index="23" draw:style-name="gr1" draw:text-style-name="P7" svg:width="0.345cm" svg:height="0.345cm" draw:control="control24"/><text:span text:style-name="T3">8916100448256</text:span> </text:p>
      <text:p text:style-name="Standard"><text:bookmark text:name="gensym_506190619d231"/><draw:control text:anchor-type="as-char" draw:z-index="24" draw:style-name="gr1" draw:text-style-name="P7" svg:width="0.345cm" svg:height="0.345cm" draw:control="control25"/>285311670611 </text:p>
      <text:p text:style-name="Standard"><text:bookmark text:name="gensym_506190619df84"/><draw:control text:anchor-type="as-char" draw:z-index="25" draw:style-name="gr1" draw:text-style-name="P7" svg:width="0.345cm" svg:height="0.345cm" draw:control="control26"/>302875106592253 </text:p>
      <text:p text:style-name="Standard"><text:bookmark text:name="gensym_506190619e5a9"/><draw:control text:anchor-type="as-char" draw:z-index="26" draw:style-name="gr1" draw:text-style-name="P7" svg:width="0.345cm" svg:height="0.345cm" draw:control="control27"/>11112006825558016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0:49:57.17</meta:creation-date>
    <meta:generator>OpenOffice.org/3.4$Win32 OpenOffice.org_project/340m1$Build-9590</meta:generator>
    <dc:date>2012-09-25T12:31:46.10</dc:date>
    <meta:editing-duration>PT1H41M30S</meta:editing-duration>
    <meta:editing-cycles>41</meta:editing-cycles>
    <meta:document-statistic meta:table-count="0" meta:image-count="0" meta:object-count="0" meta:page-count="5" meta:paragraph-count="175" meta:word-count="1034" meta:character-count="5713"/>
  </office:meta>
</office:document-meta>
</file>